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officeooo:rsid="0016ae3f" officeooo:paragraph-rsid="0016ae3f" style:font-weight-asian="bold" style:font-weight-complex="bold"/>
    </style:style>
    <style:style style:name="P2" style:family="paragraph" style:parent-style-name="Text_20_body">
      <style:text-properties fo:font-weight="bold" officeooo:rsid="0016ae3f" officeooo:paragraph-rsid="0016ae3f" style:font-weight-asian="bold" style:font-weight-complex="bold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  <style:text-properties fo:font-weight="bold" officeooo:rsid="001b7f2e" officeooo:paragraph-rsid="001b7f2e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/>
      <style:text-properties fo:font-weight="normal" officeooo:rsid="001b7f2e" officeooo:paragraph-rsid="001b7f2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a744f" officeooo:paragraph-rsid="00167e2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b7f2e" officeooo:paragraph-rsid="001b7f2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7f2e" officeooo:paragraph-rsid="001b7f2e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loext:contextual-spacing="false"/>
      <style:text-properties fo:font-weight="normal" officeooo:rsid="001b7f2e" officeooo:paragraph-rsid="001b7f2e" style:font-weight-asian="normal" style:font-weight-complex="normal"/>
    </style:style>
    <style:style style:name="P11" style:family="paragraph" style:parent-style-name="Text_20_body">
      <style:paragraph-properties fo:margin-top="0in" fo:margin-bottom="0in" loext:contextual-spacing="false"/>
      <style:text-properties fo:font-weight="normal" officeooo:rsid="0022da23" officeooo:paragraph-rsid="0022da23" style:font-weight-asian="normal" style:font-weight-complex="normal"/>
    </style:style>
    <style:style style:name="P12" style:family="paragraph" style:parent-style-name="Text_20_body">
      <style:paragraph-properties fo:margin-top="0in" fo:margin-bottom="0in" loext:contextual-spacing="false"/>
      <style:text-properties fo:font-weight="bold" officeooo:rsid="0022da23" officeooo:paragraph-rsid="0022da2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b7f2e" officeooo:paragraph-rsid="00263ac6" style:font-weight-asian="normal" style:font-weight-complex="normal"/>
    </style:style>
    <style:style style:name="T1" style:family="text">
      <style:text-properties officeooo:rsid="0016ae3f"/>
    </style:style>
    <style:style style:name="T2" style:family="text">
      <style:text-properties officeooo:rsid="001d5993"/>
    </style:style>
    <style:style style:name="T3" style:family="text">
      <style:text-properties officeooo:rsid="001e1070"/>
    </style:style>
    <style:style style:name="T4" style:family="text">
      <style:text-properties officeooo:rsid="00206b51"/>
    </style:style>
    <style:style style:name="T5" style:family="text">
      <style:text-properties officeooo:rsid="00263a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uidelines</text:p>
      <text:p text:style-name="P1">ownCloud Recognition:</text:p>
      <text:p text:style-name="Text_20_body">ownCloud must receive recognition for its product <text:span text:style-name="T3">in a positive light</text:span>. Please make it clear to your users that your offering is an ownCloud product. <text:span text:style-name="T3">Should we find negative remarks pertaining to ownCloud we will ask you to remove it or we will remove you from our providers list.</text:span></text:p>
      <text:p text:style-name="P2">Logo Usage Requirements:</text:p>
      <text:p text:style-name="Text_20_body">Unless you are certified ownCloud partner please use our Community Edition logo which can be found here: <text:a xlink:type="simple" xlink:href="http://owncloud.org/press/" text:style-name="Internet_20_link" text:visited-style-name="Visited_20_Internet_20_Link">http://owncloud.org/press/</text:a> <text:s/><text:span text:style-name="T1">Do not alter the logo in any way or overlap it with additional logos or images.</text:span></text:p>
      <text:p text:style-name="P3">The logo is white on dark blue (#1d2d44). It should not be used differently, especially not <text:span text:style-name="T1">inverted.</text:span> The name “ownCloud” can be optionally left out though.</text:p>
      <text:p text:style-name="P3"/>
      <text:p text:style-name="P3">The typeface of the logo (or similar ones) should not be used anywhere else. Instead use Open Sans [https://en.wikipedia.org/wiki/Open_Sans], in regular weight. Use bold sparingly and only for selected emphasis.</text:p>
      <text:p text:style-name="P3"/>
      <text:p text:style-name="P4">Branding Guidelines</text:p>
      <text:p text:style-name="P5"/>
      <text:p text:style-name="P5">When referring to ownCloud make sure that it is spelled correctly. The first “o” in ownCloud should always be lowercase even at the start of a sentence. Also, ownCloud is one word and should not be separated into two words.</text:p>
      <text:p text:style-name="P5"/>
      <text:p text:style-name="P12">Client Usage</text:p>
      <text:p text:style-name="P11">Providers must offer their users a supported version of our ownCloud client. Clients earlier than ownCloud 5 are no longer supported by ownCloud and must be updated.</text:p>
      <text:p text:style-name="P6"/>
      <text:p text:style-name="P8">Additional Note</text:p>
      <text:p text:style-name="P7"/>
      <text:p text:style-name="P13"><text:span text:style-name="T2">It is up to the discretion of ownCloud who is listed on our providers page. </text:span>If you are in violation of any of the above terms you will be approached first to change any such violations. You will then have <text:span text:style-name="T4">4 weeks</text:span> to <text:span text:style-name="T2">make requested changes. Should you not make the appropriate changes we will be forced to remove your from our providers list and/or take legal ac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0:50:58.027000000</meta:creation-date>
    <dc:date>2015-01-28T10:18:31.997000000</dc:date>
    <meta:editing-duration>P7DT21H26M20S</meta:editing-duration>
    <meta:editing-cycles>8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13" meta:word-count="286" meta:character-count="1714" meta:non-whitespace-character-count="1439"/>
  </office:meta>
</office:document-meta>
</file>